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text-properties style:font-name="Arial" officeooo:paragraph-rsid="0011cd00" style:font-name-complex="Arial"/>
    </style:style>
    <style:style style:name="P4" style:family="paragraph" style:parent-style-name="Standard">
      <style:paragraph-properties>
        <style:tab-stops>
          <style:tab-stop style:position="7.32cm" style:type="center"/>
        </style:tab-stops>
      </style:paragraph-properties>
      <style:text-properties style:font-name="Arial" style:font-name-complex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P6" style:family="paragraph" style:parent-style-name="Standard">
      <style:text-properties style:font-name="Arial" fo:font-weight="bold" officeooo:paragraph-rsid="0011cd00" style:font-weight-asian="bold" style:font-name-complex="Arial" style:font-weight-complex="bold"/>
    </style:style>
    <style:style style:name="P7" style:family="paragraph" style:parent-style-name="Standard">
      <style:text-properties style:font-name="Helvetica" fo:language="en" fo:country="US" style:font-name-complex="Helvetica"/>
    </style:style>
    <style:style style:name="P8" style:family="paragraph" style:parent-style-name="Standard">
      <style:paragraph-properties fo:margin-left="0cm" fo:margin-right="0cm" fo:text-indent="1.27cm" style:auto-text-indent="false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style:font-name="Arial" style:font-name-complex="Arial"/>
    </style:style>
    <style:style style:name="P10" style:family="paragraph" style:parent-style-name="Standard" style:master-page-name="Standard">
      <style:paragraph-properties style:page-number="auto"/>
      <style:text-properties style:font-name="Arial" style:font-name-complex="Arial"/>
    </style:style>
    <style:style style:name="P11" style:family="paragraph" style:parent-style-name="List_20_Paragraph" style:list-style-name="WW8Num1">
      <style:text-properties style:font-name="Arial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Arial" style:text-underline-style="none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-complex="Arial"/>
    </style:style>
    <style:style style:name="T5" style:family="text">
      <style:text-properties fo:language="en" fo:country="US" style:font-name-complex="Helvetica"/>
    </style:style>
    <style:style style:name="T6" style:family="text">
      <style:text-properties style:font-name="Helvetica" fo:language="en" fo:country="US" style:font-name-complex="Helvetica"/>
    </style:style>
    <style:style style:name="T7" style:family="text">
      <style:text-properties officeooo:rsid="0011cd00"/>
    </style:style>
    <style:style style:name="T8" style:family="text">
      <style:text-properties officeooo:rsid="001219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itemap Fairnopoly.de</text:p>
      <text:p text:style-name="P6"><text:span text:style-name="T7">Startseite</text:span></text:p>
      <text:p text:style-name="P3"><text:a xlink:type="simple" xlink:href="http://beta.fairnopoly.de/"><text:span text:style-name="T7">http://beta.fairnopoly.de/</text:span></text:a></text:p>
      <text:p text:style-name="P3"><text:span text:style-name="T7"/></text:p>
      <text:p text:style-name="P5">Unangemeldeter User</text:p>
      <text:p text:style-name="P5"/>
      <text:p text:style-name="P2">Index =&gt; articles (Button Einkaufen)</text:p>
      <text:p text:style-name="P2"><text:tab/>http://beta.fairnopoly.de/articles</text:p>
      <text:p text:style-name="P2">Index =&gt; user/sign_in (Button Verkaufen)<text:line-break/><text:tab/>http://beta.fairnopoly.de/user/sign_in</text:p>
      <text:p text:style-name="P2">Index =&gt; user/sign_in (Button Login)</text:p>
      <text:p text:style-name="P2"><text:tab/>http://beta.fairnopoly.de/user/sign_in</text:p>
      <text:p text:style-name="P2">&lt;&lt;&lt;&lt;&lt;&lt;&lt;&lt;&lt;&lt;&lt;&lt;&lt;&lt;&lt;&lt;&lt;&lt;&lt;&lt;&lt;&lt;&lt;&lt;Rechtliches&gt;&gt;&gt;&gt;&gt;&gt;&gt;&gt;&gt;&gt;&gt;&gt;&gt;&gt;&gt;&gt;&gt;&gt;&gt;&gt;&gt;&gt;</text:p>
      <text:p text:style-name="P2">Index =&gt; agb</text:p>
      <text:p text:style-name="P2"><text:tab/>http://beta.fairnopoly.de/agb</text:p>
      <text:p text:style-name="P2">Index =&gt; privacy (Button Datenschutzerklärung)</text:p>
      <text:p text:style-name="P2"><text:tab/>http://beta.fairnopoly.de/privacy</text:p>
      <text:p text:style-name="P2">Index =&gt; imprint (Button Impressum)</text:p>
      <text:p text:style-name="P2"><text:tab/>http://beta.fairnopoly.de/imprint</text:p>
      <text:p text:style-name="P2"/>
      <text:p text:style-name="P2">&lt;&lt;&lt;&lt;&lt;&lt;&lt;&lt;&lt;&lt;&lt;&lt;&lt;&lt;&lt;&lt;&lt;&lt;&lt;&lt;&lt;&lt;&lt;&lt;&lt;Fairnopoly&gt;&gt;&gt;&gt;&gt;&gt;&gt;&gt;&gt;&gt;&gt;&gt;&gt;&gt;&gt;&gt;&gt;&gt;&gt;&gt;</text:p>
      <text:p text:style-name="P2">Index =&gt; about_us (Button Über Uns)</text:p>
      <text:p text:style-name="P2"><text:tab/>http://beta.fairnopoly.de/about_us</text:p>
      <text:p text:style-name="P2">Index =&gt; philosophy (Button Philosophie)</text:p>
      <text:p text:style-name="P2"><text:tab/>http://beta.fairnopoly.de/philosophy</text:p>
      <text:p text:style-name="P2">Index =&gt;team (Button Team)</text:p>
      <text:p text:style-name="P2"><text:tab/>http://info.fairnopoly.de/team/</text:p>
      <text:p text:style-name="P2">Index =&gt; http://info.fairnopoly.de (Button Blog) </text:p>
      <text:p text:style-name="P2"><text:tab/>http://info.fairnopoly.de/</text:p>
      <text:p text:style-name="P2"/>
      <text:p text:style-name="P2"><text:soft-page-break/></text:p>
      <text:p text:style-name="P2"/>
      <text:p text:style-name="P2">&lt;&lt;&lt;&lt;&lt;&lt;&lt;&lt;&lt;&lt;&lt;&lt;&lt;&lt;&lt;Hilfe&gt;&gt;&gt;&gt;&gt;&gt;&gt;&gt;&gt;&gt;&gt;&gt;&gt;&gt;&gt;&gt;&gt;&gt;&gt;&gt;</text:p>
      <text:p text:style-name="P2">Index =&gt; faq(Button FAQ)</text:p>
      <text:p text:style-name="P2"><text:tab/>http://beta.fairnopoly.de/faq</text:p>
      <text:p text:style-name="P2">Index =&gt;forum(Button Forum)</text:p>
      <text:p text:style-name="P2"><text:tab/>http://info.fairnopoly.de/forum/</text:p>
      <text:p text:style-name="P2">Index =&gt;contact (Button Kontakt)<text:line-break/> <text:tab/>http://beta.fairnopoly.de/contact<text:tab/></text:p>
      <text:p text:style-name="P4">&lt;&lt;&lt;&lt;&lt;&lt;&lt;&lt;&lt;&lt;&lt;&lt;Home (http://info.fairnopoly.de)&gt;&gt;&gt;&gt;&gt;&gt;&gt;&gt;&gt;&gt;&gt;&gt;&gt;&gt;&gt;&gt;<text:tab/></text:p>
      <text:p text:style-name="P2"><text:tab/></text:p>
      <text:p text:style-name="P5">Angemeldeter User (Privatperson)</text:p>
      <text:p text:style-name="P2">&lt;&lt;&lt;&lt;&lt;&lt;&lt;&lt;&lt;&lt;&lt;&lt;&lt;Ich registriere mich als Privatperson &gt;&gt;&gt;&gt;&gt;&gt;&gt;&gt;&gt;&gt;&gt;&gt;&gt;&gt;&gt;&gt;&gt;&gt;</text:p>
      <text:p text:style-name="P2">Home =&gt; user/sign_up (Button Login)</text:p>
      <text:p text:style-name="P2"><text:tab/>http://beta.fairnopoly.de/user/sign_in<text:tab/></text:p>
      <text:p text:style-name="P2">&lt;&lt;&lt;&lt;&lt;&lt;&lt;&lt;&lt;&lt;&lt;&lt;&lt;&lt;&lt;&lt;&lt;&lt;User bearbeiten&gt;&gt;&gt;&gt;&gt;&gt;&gt;&gt;&gt;&gt;&gt;&gt;&gt;&gt;&gt;&gt;&gt;&gt;&gt;&gt;&gt;&gt;&gt;&gt;&gt;&gt;&gt;&gt;&gt;</text:p>
      <text:p text:style-name="P2">user/sign_up =&gt; user#contact_step (Button Registrieren)</text:p>
      <text:p text:style-name="P2"><text:tab/>http://beta.fairnopoly.de/user/sign_up</text:p>
      <text:p text:style-name="P2">user/edit#profile_step (Button Profil bearbeiten)</text:p>
      <text:p text:style-name="P2"><text:tab/>http://beta.fairnopoly.de/user/edit#account_step</text:p>
      <text:p text:style-name="P2">user/confirmation/new (Button Keine Bestätigungsmail erhalten)</text:p>
      <text:p text:style-name="P2"><text:tab/>http://beta.fairnopoly.de/user/confirmation/new</text:p>
      <text:p text:style-name="P2">&lt;&lt;&lt;&lt;&lt;&lt;&lt;&lt;&lt;&lt;&lt;&lt;&lt;&lt;&lt;&lt;&lt;&lt;&lt;&lt;Ich bin eingelo<text:span text:style-name="T8">gg</text:span>t&gt;&gt;&gt;&gt;&gt;&gt;&gt;&gt;&gt;&gt;&gt;&gt;&gt;&gt;&gt;&gt;&gt;&gt;&gt;&gt;&gt;</text:p>
      <text:p text:style-name="P2">Ich habe mich als “<text:span text:style-name="T1">borijee“</text:span> registriert und habe die ankommende Mail erhalten </text:p>
      <text:p text:style-name="P2">Der Username wird nun immer oben in der URL mit angezeigt wenn ich mich anmelde</text:p>
      <text:p text:style-name="P8"><text:a xlink:type="simple" xlink:href="http://beta.fairnopoly.de/users/borijee"><text:span text:style-name="Internet_20_link"><text:span text:style-name="T2">http://beta.fairnopoly.de/users/borijee</text:span></text:span></text:a></text:p>
      <text:p text:style-name="P2">&lt;&lt;&lt;&lt;&lt;&lt;&lt;&lt;&lt;&lt;&lt;&lt;&lt;&lt;&lt;&lt;&lt;&lt;&lt;Einkaufen und Verkaufen &gt;&gt;&gt;&gt;&gt;&gt;&gt;&gt;&gt;&gt;&gt;&gt;&gt;&gt;&gt;&gt;&gt;&gt;&gt;</text:p>
      <text:p text:style-name="P2">Home =&gt; articles (Button Einkaufen)</text:p>
      <text:p text:style-name="P2"><text:tab/>http://beta.fairnopoly.de/articles</text:p>
      <text:p text:style-name="P2"><text:soft-page-break/>Home =&gt; user/sign_in (Button Verkaufen)</text:p>
      <text:p text:style-name="P2"><text:tab/>http://beta.fairnopoly.de/articles/new#title_and_categories_step</text:p>
      <text:p text:style-name="P2">&lt;&lt;&lt;&lt;&lt;&lt;&lt;&lt;&lt;&lt;&lt;&lt;&lt;&lt;&lt;&lt;&lt;&lt;&lt;&lt;Button Verkaufen&gt;&gt;&gt;&gt;&gt;&gt;&gt;&gt;&gt;&gt;&gt;&gt;&gt;&gt;&gt;&gt;&gt;&gt;&gt;&gt;&gt;&gt;&gt;&gt;</text:p>
      <text:p text:style-name="P2">articles/new</text:p>
      <text:list xml:id="list2159167676" text:style-name="WW8Num1">
        <text:list-item>
          <text:p text:style-name="P11">Schritt 1: Artikelbezeichnung und Kategorien<text:line-break/>http://beta.fairnopoly.de/articles/new#title_and_categories_step</text:p>
        </text:list-item>
        <text:list-item>
          <text:p text:style-name="P11">Schritt 2: Auszeichnung Deines Artikels (optional)<text:line-break/>http://beta.fairnopoly.de/articles/new#commendation_step</text:p>
        </text:list-item>
        <text:list-item>
          <text:p text:style-name="P11">Schritt 3: Das Angebot<text:line-break/>http://beta.fairnopoly.de/articles/new#article_step</text:p>
        </text:list-item>
        <text:list-item>
          <text:p text:style-name="P11">Schritt 4: Bilder hochladen<text:line-break/>http://beta.fairnopoly.de/articles/new#upload_images_step</text:p>
        </text:list-item>
        <text:list-item>
          <text:p text:style-name="P11">Schritt 5: Versand und Bezahlung<text:line-break/>http://beta.fairnopoly.de/articles/new#transport_and_payment_step</text:p>
        </text:list-item>
        <text:list-item>
          <text:p text:style-name="P11">Schritt 6: Das freundliche Prozent (optional)<text:line-break/>http://beta.fairnopoly.de/articles/new#friendly_percent_step</text:p>
        </text:list-item>
        <text:list-item>
          <text:p text:style-name="P11">Artikel einstellen<text:line-break/>http://beta.fairnopoly.de/articles/new#double_check_step</text:p>
        </text:list-item>
        <text:list-item>
          <text:p text:style-name="P11">Artikel ist registriert =&gt; http://beta.fairnopoly.de/articles/eine-flasche-pomfritz</text:p>
        </text:list-item>
      </text:list>
      <text:p text:style-name="P2">&lt;&lt;&lt;&lt;&lt;&lt;&lt;&lt;&lt;&lt;&lt;&lt;&lt;&lt;&lt;&lt;&lt;&lt;&lt;&lt;&lt;Button Profil&gt;&gt;&gt;&gt;&gt;&gt;&gt;&gt;&gt;&gt;&gt;&gt;&gt;&gt;&gt;&gt;&gt;&gt;&gt;&gt;&gt;&gt;&gt;&gt;</text:p>
      <text:p text:style-name="P2">http://beta.fairnopoly.de/users/borijee (Button Profil)</text:p>
      <text:p text:style-name="P2">http://beta.fairnopoly.de/users/borijee/sales (Button Verkäufe)</text:p>
      <text:p text:style-name="P2">http://beta.fairnopoly.de/users/borijee/libraries (Button Sammlung)</text:p>
      <text:p text:style-name="P2">http://beta.fairnopoly.de/user/edit#account_step <text:s/>(B<text:span text:style-name="T8">u</text:span>tton Profil bearbeiten)</text:p>
      <text:p text:style-name="P2">http://beta.fairnopoly.de/user/sign_out (Button Logout)</text:p>
      <text:p text:style-name="P2">&lt;&lt;&lt;&lt;&lt;&lt;&lt;&lt;&lt;&lt;&lt;&lt;&lt;&lt;&lt;&lt;&lt;&lt;&lt;&lt;&lt;Artikel Vorschau&gt;&gt;&gt;&gt;&gt;&gt;&gt;&gt;&gt;&gt;&gt;&gt;&gt;&gt;&gt;&gt;&gt;&gt;&gt;&gt;</text:p>
      <text:p text:style-name="P2">Eingestellte Artikel</text:p>
      <text:p text:style-name="P2"><text:tab/>http://beta.fairnopoly.de/users/borijee<text:span text:style-name="T1">#offers</text:span></text:p>
      <text:p text:style-name="P2">Nicht eingestellte Artikel</text:p>
      <text:p text:style-name="P2"><text:tab/>http://beta.fairnopoly.de/users/borijee<text:span text:style-name="T1">#inactive</text:span></text:p>
      <text:p text:style-name="P2">Verkaufte Artikel</text:p>
      <text:p text:style-name="P2"><text:tab/>http://beta.fairnopoly.de/users/borijee<text:span text:style-name="T1">#sold</text:span></text:p>
      <text:p text:style-name="P2">Meine Vorlagen</text:p>
      <text:p text:style-name="P2"><text:tab/>http://beta.fairnopoly.de/users/borijee<text:span text:style-name="T1">#my_article_templates</text:span></text:p>
      <text:p text:style-name="P1"><text:span text:style-name="T4">&lt;&lt;&lt;&lt;&lt;&lt;&lt;&lt;&lt;&lt;&lt;&lt;&lt;&lt;&lt;&lt;&lt;</text:span><text:span text:style-name="T5">Einzelansicht eines Artikels</text:span><text:span text:style-name="T4">&gt;&gt;&gt;&gt;&gt;&gt;&gt;&gt;&gt;&gt;&gt;&gt;&gt;&gt;&gt;&gt;&gt;&gt;&gt;&gt;</text:span></text:p>
      <text:p text:style-name="P2"><text:soft-page-break/>Alle eingestellten Artikel bekommen eine ID / Nummer</text:p>
      <text:p text:style-name="P2"><text:tab/>http://beta.fairnopoly.de/articles/<text:span text:style-name="T1">175</text:span></text:p>
      <text:p text:style-name="P2"><text:tab/>http://beta.fairnopoly.de/articles/<text:span text:style-name="T1">173</text:span> <text:s/></text:p>
      <text:p text:style-name="P2">Artikelbeschreibung</text:p>
      <text:p text:style-name="P2"><text:tab/>http://beta.fairnopoly.de/articles/173#content</text:p>
      <text:p text:style-name="P2">Versand und Bezahlung</text:p>
      <text:p text:style-name="P2"><text:tab/>http://beta.fairnopoly.de/articles/173#payment</text:p>
      <text:p text:style-name="P2">Auszeichnung des Artikels</text:p>
      <text:p text:style-name="P2"><text:tab/>http://beta.fairnopoly.de/articles/173#commendation</text:p>
      <text:p text:style-name="P2"/>
      <text:p text:style-name="Standard"><text:span text:style-name="T3">&lt;&lt;&lt;&lt;&lt;&lt;&lt;&lt;&lt;&lt;&lt;&lt;&lt;&lt;&lt;&lt;&lt;&lt;&lt; </text:span><text:span text:style-name="T6">Profil Gewerblich &gt;&gt;&gt;&gt;&gt;&gt;&gt;&gt;&gt;&gt;&gt;&gt;&gt;&gt;&gt;&gt;&gt;&gt;&gt;&gt;&gt;&gt;&gt;</text:span></text:p>
      <text:p text:style-name="P7">Registrieriung als Gewerblicher Nutzer</text:p>
      <text:p text:style-name="P7"><text:tab/>http://beta.fairnopoly.de/user/sign_up</text:p>
      <text:p text:style-name="P7">Kontaktinformationen</text:p>
      <text:p text:style-name="Standard"><text:span text:style-name="T6"><text:tab/>http://beta.fairnopoly.de/user#contact_step</text:span><text:span text:style-name="T3"><text:line-break/>Profil</text:span></text:p>
      <text:p text:style-name="P2"><text:tab/>http://beta.fairnopoly.de/user#profile_step<text:line-break/></text:p>
      <text:p text:style-name="P2">Rechtliches (AGB &amp;&amp; Wiederrufsbelehrung &amp;&amp; Impressum/Kontakt)</text:p>
      <text:p text:style-name="P2"><text:tab/>http://beta.fairnopoly.de/user#terms_step</text:p>
      <text:p text:style-name="P2">Ein neuer gewerbliches User ist angelegt</text:p>
      <text:p text:style-name="P2"><text:tab/>http://beta.fairnopoly.de/users/borijeegewerb</text:p>
      <text:p text:style-name="P2"/>
      <text:p text:style-name="P2">&lt;&lt;&lt;&lt;&lt;&lt;&lt;&lt;&lt;&lt;&lt;&lt;&lt;&lt;&lt;&lt;&lt;&lt;&lt;&lt;&lt;&lt;&lt; Verkaufen &gt;&gt;&gt;&gt;&gt;&gt;&gt;&gt;&gt;&gt;&gt;&gt;&gt;&gt;&gt;&gt;&gt;&gt;&gt;&gt;&gt;&gt;</text:p>
      <text:p text:style-name="P2">Button Verkaufen</text:p>
      <text:p text:style-name="P2">&gt;Schritt1: Artikelbezeichnung</text:p>
      <text:p text:style-name="P9">http://beta.fairnopoly.de/articles/new#title_and_categories_step</text:p>
      <text:p text:style-name="P2">&gt;Schritt2: Auszeichnung Deines Artikels</text:p>
      <text:p text:style-name="P2"><text:tab/>http://beta.fairnopoly.de/articles/new#commendation_step</text:p>
      <text:p text:style-name="P2">&gt;Schritt3: Das Angebot</text:p>
      <text:p text:style-name="P2"><text:soft-page-break/><text:tab/>http://beta.fairnopoly.de/articles/new#article_step</text:p>
      <text:p text:style-name="P2">&gt;Schritt4: Bilder hochladen</text:p>
      <text:p text:style-name="P2"><text:tab/>http://beta.fairnopoly.de/articles/new#upload_images_step</text:p>
      <text:p text:style-name="P2">&gt;Schritt5: Versand und Bezahlung</text:p>
      <text:p text:style-name="P2"><text:tab/>http://beta.fairnopoly.de/articles/new#transport_and_payment_step</text:p>
      <text:p text:style-name="P2">&gt;Schritt6: Artikel einstellen</text:p>
      <text:p text:style-name="P2"><text:tab/>http://beta.fairnopoly.de/articles/new#double_check_step</text:p>
      <text:p text:style-name="P2"/>
      <text:p text:style-name="P2"/>
      <text:p text:style-name="P2">&lt;&lt;&lt;&lt;&lt;&lt;&lt;&lt;&lt;&lt;&lt;&lt;&lt;&lt;&lt;&lt;&lt;&lt;Profil (als eingeloggter User)&gt;&gt;&gt;&gt;&gt;&gt;&gt;&gt;&gt;&gt;&gt;&gt;&gt;&gt;&gt;&gt;&gt;&gt;&gt;</text:p>
      <text:p text:style-name="P2">Eingestellte Artikel</text:p>
      <text:p text:style-name="P2"><text:tab/>http://beta.fairnopoly.de/users/borijeegewerb#offers</text:p>
      <text:p text:style-name="P2">Nicht eingestellte Artikel</text:p>
      <text:p text:style-name="P2"><text:tab/>http://beta.fairnopoly.de/users/borijeegewerb#inactive</text:p>
      <text:p text:style-name="P2">Verkaufte Artikel</text:p>
      <text:p text:style-name="P2"><text:tab/>http://beta.fairnopoly.de/users/borijeegewerb#sold</text:p>
      <text:p text:style-name="P2">Meine Vorlagen</text:p>
      <text:p text:style-name="P2"><text:tab/>http://beta.fairnopoly.de/users/borijeegewerb#my_article_templates</text:p>
      <text:p text:style-name="P2">Vorschau meines Artikels (eingestellt und nicht eingestellt)</text:p>
      <text:p text:style-name="P2"><text:tab/>http://beta.fairnopoly.de/articles/biomarmelade</text:p>
      <text:p text:style-name="P2">Artikel editieren</text:p>
      <text:p text:style-name="P2">http://beta.fairnopoly.de/articles/biomarmelade/edit#title_and_categories_step</text:p>
      <text:p text:style-name="P2"/>
      <text:p text:style-name="Standard"><text:span text:style-name="T3">&lt;&lt;&lt;&lt;&lt;&lt;&lt;&lt;&lt;&lt;&lt;</text:span><text:span text:style-name="T6">öffentliche Ansicht des Profils durch Dritte&gt;&gt;&gt;&gt;&gt;&gt;&gt;&gt;&gt;&gt;&gt;</text:span></text:p>
      <text:p text:style-name="P2">http://beta.fairnopoly.de/users/borijeegewerb (gewerblich)</text:p>
      <text:p text:style-name="P2">http://beta.fairnopoly.de/users/borijee <text:s/>(nicht gewerblic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writing-mode="lr-tb"/>
      <style:text-properties style:use-window-font-color="true" style:font-name="Cambria" fo:font-size="12pt" fo:language="de" fo:country="DE" style:font-name-asian="Cambria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uch Grundstein</meta:initial-creator>
    <meta:creation-date>2013-05-27T13:06:00</meta:creation-date>
    <dc:creator>Anna </dc:creator>
    <dc:date>2013-05-29T14:38:34</dc:date>
    <meta:editing-cycles>6</meta:editing-cycles>
    <meta:editing-duration>PT2H27M</meta:editing-duration>
    <meta:generator>LibreOffice/3.6$Linux_X86_64 LibreOffice_project/360m1$Build-2</meta:generator>
    <meta:document-statistic meta:table-count="0" meta:image-count="0" meta:object-count="0" meta:page-count="5" meta:paragraph-count="128" meta:word-count="371" meta:character-count="5948" meta:non-whitespace-character-count="5657"/>
    <meta:user-defined meta:name="Info 1"/>
    <meta:user-defined meta:name="Info 2"/>
    <meta:user-defined meta:name="Info 3"/>
    <meta:user-defined meta:name="Info 4"/>
  </office:meta>
</office:document-meta>
</file>